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9200000592C1106FAF0D41E04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.483cm" svg:y="5.637cm">
          <draw:image xlink:href="Pictures/100000000000059200000592C1106FAF0D41E0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6:38.293048006</meta:creation-date>
    <dc:date>2018-04-17T16:06:58.411766292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